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20-02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20-01-27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12-17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11-22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10-29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9-24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8-26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5-28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25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2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18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11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04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12 1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11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05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8-01-11 0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10-05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7-07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4-07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13 1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26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08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24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06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12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27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21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4-23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29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21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30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30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31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1-01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29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29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19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14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30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09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18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31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24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26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5-22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4-25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3-28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2-2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2-01-2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1-12-2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1-11-2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1-10-26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1-09-26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1-08-22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1-07-25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1-06-22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1-05-27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1-04-2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1-03-2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1-02-28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1-01-3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0-12-30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0-11-29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0-10-29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0-09-29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0-08-31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0-07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0-06-2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0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0-04-30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0-04-2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0-03-3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0-03-0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10-01-26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9-12-3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9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9-10-2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9-09-24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9-08-28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9-07-27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9-06-25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9-05-22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9-04-23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9-03-2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9-02-25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9-01-23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8-12-29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8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8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8-09-3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8-08-2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8-07-2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8-06-20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8-05-2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8-03-2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8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8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7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7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7-10-2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7-10-0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7-08-3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7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7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7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7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6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6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6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6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6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5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5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5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5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5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4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4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4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4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4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4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4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3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3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3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3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2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2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2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2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2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2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1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1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1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0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0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2000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9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9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9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9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9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8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8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8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8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8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8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8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8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7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7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7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7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6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6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6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6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6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5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5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5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5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4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4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2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2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1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1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1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1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1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1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0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0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0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0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9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9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9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9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8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8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8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8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7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7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7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7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7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7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7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7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6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6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6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6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5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5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5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5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4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4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4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4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4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4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4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4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3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3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3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3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2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2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1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1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1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1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1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0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0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0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0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0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8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9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9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8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8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8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8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8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8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8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7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7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7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7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7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7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6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6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6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6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6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6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5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5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5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5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5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5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4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4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4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4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4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4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4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4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3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3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3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3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3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3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3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2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2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2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2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2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2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2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2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1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1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1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1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1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1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1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0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0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0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0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0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7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9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9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9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9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9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9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8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8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8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8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8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7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7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7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7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7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7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7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6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6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6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6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6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5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5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5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5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4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4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4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3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3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3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2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2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124070265901</text:p>
          </table:table-cell>
          <table:table-cell office:value-type="string" calcext:value-type="string">
            <text:p>196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8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801" meta:object-count="0"/>
    <meta:user-defined meta:name="AppVersion">3.0</meta:user-defined>
  </office:meta>
</office:document-meta>
</file>